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text-properties fo:color="#000000" loext:opacity="100%" fo:font-weight="bold" style:font-weight-asian="bold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color="#000000" loext:opacity="100%"/>
    </style:style>
    <style:style style:name="P8" style:family="paragraph" style:parent-style-name="Standard" style:master-page-name="Standard">
      <style:paragraph-properties style:page-number="1"/>
      <style:text-properties fo:color="#000000" loext:opacity="100%" fo:font-weight="bold" style:font-weight-asian="bold" style:font-weight-complex="bold"/>
    </style:style>
    <style:style style:name="P9" style:family="paragraph" style:parent-style-name="List_20_Paragraph" style:list-style-name="WWNum1">
      <style:text-properties fo:color="#000000" loext:opacity="100%"/>
    </style:style>
    <style:style style:name="P10" style:family="paragraph" style:parent-style-name="List_20_Paragraph" style:list-style-name="WWNum3">
      <style:text-properties fo:color="#000000" loext:opacity="100%"/>
    </style:style>
    <style:style style:name="P11" style:family="paragraph" style:parent-style-name="List_20_Paragraph" style:list-style-name="WWNum4">
      <style:text-properties fo:color="#000000" loext:opacity="100%"/>
    </style:style>
    <style:style style:name="P12" style:family="paragraph" style:parent-style-name="List_20_Paragraph" style:list-style-name="WWNum4">
      <style:text-properties fo:color="#000000" loext:opacity="100%" officeooo:rsid="00194356" officeooo:paragraph-rsid="00194356"/>
    </style:style>
    <style:style style:name="P13" style:family="paragraph" style:parent-style-name="List_20_Paragraph" style:list-style-name="WWNum4">
      <style:text-properties fo:color="#000000" loext:opacity="100%" officeooo:rsid="00194356" officeooo:paragraph-rsid="001de4db"/>
    </style:style>
    <style:style style:name="P14" style:family="paragraph" style:parent-style-name="List_20_Paragraph" style:list-style-name="WWNum4">
      <style:text-properties fo:color="#000000" loext:opacity="100%" fo:font-size="10pt" officeooo:rsid="00194356" officeooo:paragraph-rsid="001f9c04" style:font-size-asian="10pt" style:font-size-complex="10pt"/>
    </style:style>
    <style:style style:name="P15" style:family="paragraph" style:parent-style-name="List_20_Paragraph" style:list-style-name="WWNum8"/>
    <style:style style:name="P16" style:family="paragraph" style:parent-style-name="List_20_Paragraph" style:list-style-name="WWNum6"/>
    <style:style style:name="P17" style:family="paragraph" style:parent-style-name="List_20_Paragraph" style:list-style-name="WWNum10"/>
    <style:style style:name="P18" style:family="paragraph" style:parent-style-name="List_20_Paragraph" style:list-style-name="WWNum11"/>
    <style:style style:name="P19" style:family="paragraph" style:parent-style-name="List_20_Paragraph" style:list-style-name="WWNum12"/>
    <style:style style:name="T1" style:family="text">
      <style:text-properties fo:font-size="10pt" officeooo:rsid="001de4db" style:font-size-asian="10pt" style:font-size-complex="10pt"/>
    </style:style>
    <style:style style:name="T2" style:family="text">
      <style:text-properties fo:font-size="10pt" officeooo:rsid="001f5571" style:font-size-asian="10pt" style:font-size-complex="10pt"/>
    </style:style>
    <style:style style:name="T3" style:family="text">
      <style:text-properties fo:font-size="10pt" officeooo:rsid="001ff72c" style:font-size-asian="10pt" style:font-size-complex="10pt"/>
    </style:style>
    <style:style style:name="T4" style:family="text">
      <style:text-properties fo:font-size="10pt" fo:language="pt" fo:country="BR" officeooo:rsid="001f5571" style:font-size-asian="10pt" style:font-size-complex="10pt"/>
    </style:style>
    <style:style style:name="T5" style:family="text">
      <style:text-properties officeooo:rsid="001f5571"/>
    </style:style>
    <style:style style:name="T6" style:family="text">
      <style:text-properties fo:language="pt" fo:country="BR" officeooo:rsid="001f5571"/>
    </style:style>
    <style:style style:name="T7" style:family="text">
      <style:text-properties officeooo:rsid="001f9c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Int_sUzbqzYm"/>Avaliação Desenvolvedor Back-end Attornatus<text:bookmark-end text:name="_Int_sUzbqzYm"/></text:p>
      <text:p text:style-name="P4"/>
      <text:p text:style-name="P5">O objetivo deste documento é identificar seus conhecimentos quanto às tecnologias utilizadas no cotidiano de desenvolvimento da equipe de Back-end na Attornatus Procuradoria Digital.</text:p>
      <text:p text:style-name="P7"/>
      <text:p text:style-name="P5">Esta análise propõe avaliar os seguintes temas: </text:p>
      <text:list xml:id="list695205988" text:style-name="WWNum1">
        <text:list-item>
          <text:p text:style-name="P9">Qualidade de código</text:p>
        </text:list-item>
        <text:list-item>
          <text:p text:style-name="P9">Java, Spring boot</text:p>
        </text:list-item>
        <text:list-item>
          <text:p text:style-name="P9">API REST</text:p>
        </text:list-item>
        <text:list-item>
          <text:p text:style-name="P9">Testes</text:p>
        </text:list-item>
      </text:list>
      <text:p text:style-name="P5"/>
      <text:p text:style-name="P5">A entrega deverá ser feita da seguinte forma:</text:p>
      <text:list xml:id="list2078142952" text:style-name="WWNum3">
        <text:list-item>
          <text:p text:style-name="P10">O prazo para entrega da avaliação será de até 7 dias após envio da mesma</text:p>
        </text:list-item>
        <text:list-item>
          <text:p text:style-name="P10">Encaminhar este documento com as perguntas respondidas e com o link do código público em sua conta do GitHub</text:p>
        </text:list-item>
        <text:list-item>
          <text:p text:style-name="P10">Opcionalmente, caso você consiga fazer o build da aplicação, poderá também informar o link de acesso</text:p>
        </text:list-item>
      </text:list>
      <text:p text:style-name="Standard"/>
      <text:p text:style-name="Standard"/>
      <text:p text:style-name="P6">Qualidade de código</text:p>
      <text:p text:style-name="P5"/>
      <text:list xml:id="list2409401204" text:style-name="WWNum4">
        <text:list-item>
          <text:p text:style-name="P11">Durante a implementação de uma nova funcionalidade de software solicitada, quais critérios você avalia e implementa para garantia de qualidade de software?</text:p>
          <text:p text:style-name="P13">R: * <text:span text:style-name="T1">A compreensão da funcionalidade e também seu objetivo. <text:s/></text:span></text:p>
          <text:p text:style-name="P13"><text:span text:style-name="T1"><text:s text:c="5"/>* Delegar tarefas específicas para as classes corretas, dividindo assim as obrigações </text:span><text:span text:style-name="T3">e <text:s text:c="6"/>facilitando a manutenção</text:span><text:span text:style-name="T1">.</text:span></text:p>
          <text:p text:style-name="P13"><text:span text:style-name="T1"><text:s text:c="5"/>* Realização de testes durante todo o ciclo de </text:span><text:span text:style-name="T2">produção.</text:span></text:p>
          <text:p text:style-name="P13"><text:span text:style-name="T1"><text:s text:c="5"/>* </text:span><text:span text:style-name="T2">Usar p</text:span><text:span text:style-name="T1">adrões .</text:span></text:p>
        </text:list-item>
      </text:list>
      <text:p text:style-name="P7"/>
      <text:p text:style-name="P5"/>
      <text:list xml:id="list92514444766260" text:continue-numbering="true" text:style-name="WWNum4">
        <text:list-item>
          <text:p text:style-name="P11">Em qual etapa da implementação você considera a qualidade de software?</text:p>
          <text:p text:style-name="P12">R: <text:span text:style-name="T2">Toda </text:span><text:span text:style-name="T4">etapa</text:span><text:span text:style-name="T2"> faz parte da qualidade do software. </text:span></text:p>
          <text:p text:style-name="P14"><text:s text:c="5"/><text:span text:style-name="T7">U</text:span><text:span text:style-name="T5">m dos <text:s/>momentos importante é na compreensão do que precisa ser realizado,</text:span></text:p>
          <text:p text:style-name="P14"><text:s text:c="4"/><text:span text:style-name="T7">demandando toda atenção e até mesmo um esboço da ideia.</text:span> </text:p>
          <text:p text:style-name="P12"/>
        </text:list-item>
        <text:list-item>
          <text:p text:style-name="P12">link do código público <text:s/>do GitHub:</text:p>
          <text:p text:style-name="P12"/>
          <text:p text:style-name="P12">https://github.com/blackkamenrider/test-of-backend-professionalism</text:p>
        </text:list-item>
      </text:list>
      <text:p text:style-name="P5"/>
      <text:p text:style-name="P5"/>
      <text:p text:style-name="P4">Desafio Java</text:p>
      <text:p text:style-name="Standard"/>
      <text:p text:style-name="Standard">Usando Spring boot, crie uma API simples para gerenciar Pessoas. Esta API deve permitir: <text:s/></text:p>
      <text:list xml:id="list986702164" text:style-name="WWNum8">
        <text:list-item>
          <text:p text:style-name="P15">Criar uma pessoa</text:p>
        </text:list-item>
        <text:list-item>
          <text:p text:style-name="P15">Editar uma pessoa</text:p>
        </text:list-item>
        <text:list-item>
          <text:p text:style-name="P15">Consultar uma pessoa</text:p>
        </text:list-item>
        <text:list-item>
          <text:p text:style-name="P15">Listar pessoas</text:p>
        </text:list-item>
        <text:list-item>
          <text:p text:style-name="P15"><text:soft-page-break/>Criar endereço para pessoa</text:p>
        </text:list-item>
        <text:list-item>
          <text:p text:style-name="P15">Listar endereços da pessoa</text:p>
        </text:list-item>
        <text:list-item>
          <text:p text:style-name="P15">Poder informar qual endereço é o principal da pessoa <text:s/></text:p>
        </text:list-item>
      </text:list>
      <text:p text:style-name="Standard"/>
      <text:p text:style-name="Standard">Uma Pessoa deve ter os seguintes campos: <text:s/></text:p>
      <text:list xml:id="list2228983233" text:style-name="WWNum6">
        <text:list-item>
          <text:p text:style-name="P16">Nome</text:p>
        </text:list-item>
        <text:list-item>
          <text:p text:style-name="P16">Data de nascimento</text:p>
        </text:list-item>
        <text:list-item>
          <text:p text:style-name="P16">Endereço:</text:p>
          <text:list>
            <text:list-item>
              <text:p text:style-name="P16">Logradouro</text:p>
            </text:list-item>
            <text:list-item>
              <text:p text:style-name="P16">CEP</text:p>
            </text:list-item>
            <text:list-item>
              <text:p text:style-name="P16">Número</text:p>
            </text:list-item>
            <text:list-item>
              <text:p text:style-name="P16">Cidade</text:p>
            </text:list-item>
          </text:list>
        </text:list-item>
      </text:list>
      <text:p text:style-name="Standard"/>
      <text:p text:style-name="Standard">Requisitos <text:s/></text:p>
      <text:list xml:id="list524329271" text:style-name="WWNum10">
        <text:list-item>
          <text:p text:style-name="P17">Todas as respostas da API devem ser JSON <text:s/></text:p>
        </text:list-item>
        <text:list-item>
          <text:p text:style-name="P17">Banco de dados H2</text:p>
        </text:list-item>
      </text:list>
      <text:p text:style-name="Standard"/>
      <text:p text:style-name="P5">Diferencial</text:p>
      <text:list xml:id="list662961949" text:style-name="WWNum11">
        <text:list-item>
          <text:p text:style-name="P18">Testes</text:p>
        </text:list-item>
        <text:list-item>
          <text:p text:style-name="P18">Clean Code</text:p>
        </text:list-item>
      </text:list>
      <text:p text:style-name="Standard"><text:s/></text:p>
      <text:p text:style-name="Standard">Será levado em avaliação </text:p>
      <text:list xml:id="list912633103" text:style-name="WWNum12">
        <text:list-item>
          <text:p text:style-name="P19">Estrutura, arquitetura e organização do projeto <text:s/></text:p>
        </text:list-item>
        <text:list-item>
          <text:p text:style-name="P19">Boas práticas de programação <text:s/></text:p>
        </text:list-item>
        <text:list-item>
          <text:p text:style-name="P19">Alcance dos objetivos proposto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with-next="always"/>
      <style:text-properties fo:color="#666666" loext:opacity="100%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" fo:font-family="Calibri" style:font-family-generic="roman" style:font-pitch="variable" fo:font-size="10.5pt" style:font-name-asian="ＭＳ ゴシック" style:font-family-asian="'ＭＳ ゴシック'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with-next="always"/>
      <style:text-properties fo:color="#272727" loext:opacity="100%" style:font-name="Calibri" fo:font-family="Calibri" style:font-family-generic="roman" style:font-pitch="variable" fo:font-size="10.5pt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f81bd" loext:opacity="100%"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7_20_Char" style:display-name="Título 7 Char" style:family="text">
      <style:text-properties fo:color="#243f60" loext:opacity="100%" style:font-name="Calibri" fo:font-family="Calibri" style:font-family-generic="roman" style:font-pitch="variable" fo:language="pt" fo:country="BR" fo:font-style="italic" style:font-name-asian="ＭＳ ゴシック" style:font-family-asian="'ＭＳ ゴシック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ítulo_20_8_20_Char" style:display-name="Título 8 Char" style:family="text">
      <style:text-properties fo:color="#272727" loext:opacity="100%" style:font-name="Calibri" fo:font-family="Calibri" style:font-family-generic="roman" style:font-pitch="variable" fo:font-size="10.5pt" fo:language="pt" fo:country="BR" style:font-name-asian="ＭＳ ゴシック" style:font-family-asian="'ＭＳ ゴシック'" style:font-family-generic-asian="system" style:font-pitch-asian="variable" style:font-size-asian="10.5pt" style:font-name-complex="Times New Roman" style:font-family-complex="'Times New Roman'" style:font-family-generic-complex="system" style:font-pitch-complex="variable" style:font-size-complex="10.5pt"/>
    </style:style>
    <style:style style:name="Título_20_9_20_Char" style:display-name="Título 9 Char" style:family="text">
      <style:text-properties fo:color="#272727" loext:opacity="100%" style:font-name="Calibri" fo:font-family="Calibri" style:font-family-generic="roman" style:font-pitch="variable" fo:font-size="10.5pt" fo:language="pt" fo:country="BR" fo:font-style="italic" style:font-name-asian="ＭＳ ゴシック" style:font-family-asian="'ＭＳ ゴシック'" style:font-family-generic-asian="system" style:font-pitch-asian="variable" style:font-size-asian="10.5pt" style:font-style-asian="italic" style:font-name-complex="Times New Roman" style:font-family-complex="'Times New Roman'" style:font-family-generic-complex="system" style:font-pitch-complex="variable" style:font-size-complex="10.5pt" style:font-style-complex="italic"/>
    </style:style>
    <style:style style:name="Citação_20_Char" style:display-name="Citação Char" style:family="text">
      <style:text-properties fo:color="#404040" loext:opacity="100%" fo:language="pt" fo:country="BR" fo:font-style="italic" style:font-style-asian="italic" style:font-style-complex="italic"/>
    </style:style>
    <style:style style:name="Citação_20_Intensa_20_Char" style:display-name="Citação Intensa Char" style:family="text">
      <style:text-properties fo:color="#4f81bd" loext:opacity="100%" fo:language="pt" fo:country="BR" fo:font-style="italic" style:font-style-asian="italic" style:font-style-complex="italic"/>
    </style:style>
    <style:style style:name="Texto_20_de_20_nota_20_de_20_fim_20_Char" style:display-name="Texto de nota de fim Char" style:family="text">
      <style:text-properties fo:font-size="10pt" fo:language="pt" fo:country="BR" style:font-size-asian="10pt" style:font-size-complex="10pt"/>
    </style:style>
    <style:style style:name="Rodapé_20_Char" style:display-name="Rodapé Char" style:family="text">
      <style:text-properties fo:language="pt" fo:country="BR"/>
    </style:style>
    <style:style style:name="Texto_20_de_20_nota_20_de_20_rodapé_20_Char" style:display-name="Texto de nota de rodapé Char" style:family="text">
      <style:text-properties fo:font-size="10pt" fo:language="pt" fo:country="BR" style:font-size-asian="10pt" style:font-size-complex="10pt"/>
    </style:style>
    <style:style style:name="Cabeçalho_20_Char" style:display-name="Cabeçalho Char" style:family="text">
      <style:text-properties fo:language="pt" fo:country="B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01cm" fo:margin-left="0cm" fo:margin-top="0cm" fo:margin-bottom="0cm" table:align="left" style:writing-mode="lr-tb"/>
    </style:style>
    <style:style style:name="Tabela1.A" style:family="table-column">
      <style:table-column-properties style:column-width="5.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.901cm" fo:margin-left="0cm" fo:margin-top="0cm" fo:margin-bottom="0cm" table:align="left" style:writing-mode="lr-tb"/>
    </style:style>
    <style:style style:name="Tabela2.A" style:family="table-column">
      <style:table-column-properties style:column-width="5.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0.998cm" fo:margin-bottom="0.998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2cm" fo:margin-left="0cm" fo:margin-right="0cm" fo:margin-bottom="1.443cm" style:dynamic-spacing="true"/>
      </style:header-style>
      <style:footer-style>
        <style:header-footer-properties fo:min-height="1.542cm" fo:margin-left="0cm" fo:margin-right="0cm" fo:margin-top="1.443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"/>
            </table:table-cell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7</meta:editing-cycles>
    <meta:creation-date>2022-07-08T17:29:00</meta:creation-date>
    <dc:date>2023-01-30T09:25:12.164000000</dc:date>
    <meta:generator>LibreOffice/7.1.5.2$Windows_X86_64 LibreOffice_project/85f04e9f809797b8199d13c421bd8a2b025d52b5</meta:generator>
    <meta:editing-duration>PT11M22S</meta:editing-duration>
    <meta:document-statistic meta:table-count="2" meta:image-count="0" meta:object-count="0" meta:page-count="2" meta:paragraph-count="51" meta:word-count="342" meta:character-count="2090" meta:non-whitespace-character-count="1776"/>
    <meta:user-defined meta:name="AppVersion">16.0000</meta:user-defined>
    <meta:user-defined meta:name="MSIP_Label_d103d522-8984-405e-9a0a-54bdfc026b38_ActionId">4d246464-92f5-4a64-ae97-668f7e63c8d1</meta:user-defined>
    <meta:user-defined meta:name="MSIP_Label_d103d522-8984-405e-9a0a-54bdfc026b38_ContentBits">0</meta:user-defined>
    <meta:user-defined meta:name="MSIP_Label_d103d522-8984-405e-9a0a-54bdfc026b38_Enabled">true</meta:user-defined>
    <meta:user-defined meta:name="MSIP_Label_d103d522-8984-405e-9a0a-54bdfc026b38_Method" meta:value-type="string">Standard</meta:user-defined>
    <meta:user-defined meta:name="MSIP_Label_d103d522-8984-405e-9a0a-54bdfc026b38_Name" meta:value-type="string">Rótulo confidencialidade Eloware</meta:user-defined>
    <meta:user-defined meta:name="MSIP_Label_d103d522-8984-405e-9a0a-54bdfc026b38_SetDate" meta:value-type="string">2022-07-08T17:29:00Z</meta:user-defined>
    <meta:user-defined meta:name="MSIP_Label_d103d522-8984-405e-9a0a-54bdfc026b38_SiteId" meta:value-type="string">09ecfee8-4ec0-4b40-b709-4bb883e51860</meta:user-defined>
    <meta:template xlink:type="simple" xlink:actuate="onRequest" xlink:title="Normal.dotm" xlink:href=""/>
  </office:meta>
</office:document-meta>
</file>